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8pt" officeooo:rsid="00026076" officeooo:paragraph-rsid="00026076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8pt" style:text-underline-style="solid" style:text-underline-width="auto" style:text-underline-color="font-color" fo:font-weight="bold" officeooo:rsid="00026076" officeooo:paragraph-rsid="0002607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4pt" officeooo:rsid="00026076" officeooo:paragraph-rsid="0002607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4pt" officeooo:rsid="00026076" officeooo:paragraph-rsid="0003f562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4pt" officeooo:rsid="00026076" officeooo:paragraph-rsid="00048ee9" style:font-size-asian="12.25pt" style:font-size-complex="14pt"/>
    </style:style>
    <style:style style:name="P6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DejaVu Sans" fo:font-size="12pt" officeooo:rsid="00026076" officeooo:paragraph-rsid="00026076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5pt" style:text-underline-style="solid" style:text-underline-width="auto" style:text-underline-color="font-color" fo:font-weight="normal" officeooo:rsid="00048ee9" officeooo:paragraph-rsid="00048ee9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Courier" fo:font-size="12pt" officeooo:rsid="00026076" officeooo:paragraph-rsid="00026076" style:font-size-asian="10.5pt" style:font-size-complex="12pt"/>
    </style:style>
    <style:style style:name="P9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Courier" fo:font-size="12pt" officeooo:rsid="00026076" officeooo:paragraph-rsid="0003f562" style:font-size-asian="10.5pt" style:font-size-complex="12pt"/>
    </style:style>
    <style:style style:name="P10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Courier" fo:font-size="12pt" officeooo:rsid="00026076" officeooo:paragraph-rsid="00048ee9" style:font-size-asian="10.5pt" style:font-size-complex="12pt"/>
    </style:style>
    <style:style style:name="P11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Courier" fo:font-size="12pt" officeooo:rsid="00026076" officeooo:paragraph-rsid="0004db13" style:font-size-asian="10.5pt" style:font-size-complex="12pt"/>
    </style:style>
    <style:style style:name="P12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Courier" fo:font-size="12pt" officeooo:rsid="0003f562" officeooo:paragraph-rsid="0003f562" style:font-size-asian="10.5pt" style:font-size-complex="12pt"/>
    </style:style>
    <style:style style:name="P13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Courier" fo:font-size="12pt" officeooo:rsid="00048ee9" officeooo:paragraph-rsid="00048ee9" style:font-size-asian="10.5pt" style:font-size-complex="12pt"/>
    </style:style>
    <style:style style:name="P14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Courier" fo:font-size="12pt" officeooo:rsid="00048ee9" officeooo:paragraph-rsid="0004db13" style:font-size-asian="10.5pt" style:font-size-complex="12pt"/>
    </style:style>
    <style:style style:name="P15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Courier" fo:font-size="12pt" officeooo:rsid="0004db13" officeooo:paragraph-rsid="0004db13" style:font-size-asian="10.5pt" style:font-size-complex="12pt"/>
    </style:style>
    <style:style style:name="P16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fo:color="#a1467e" loext:opacity="100%" style:font-name="DejaVu Sans" fo:font-size="12pt" officeooo:rsid="00026076" officeooo:paragraph-rsid="00026076" style:font-size-asian="10.5pt" style:font-size-complex="12pt"/>
    </style:style>
    <style:style style:name="P17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fo:color="#a1467e" loext:opacity="100%" style:font-name="DejaVu Sans" fo:font-size="12pt" officeooo:rsid="0003f562" officeooo:paragraph-rsid="0003f562" style:font-size-asian="10.5pt" style:font-size-complex="12pt"/>
    </style:style>
    <style:style style:name="P1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a1467e" loext:opacity="100%" style:font-name="DejaVu Sans" fo:font-size="12pt" officeooo:rsid="0003f562" officeooo:paragraph-rsid="0003f562" style:font-size-asian="10.5pt" style:font-size-complex="12pt"/>
    </style:style>
    <style:style style:name="P19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fo:color="#a1467e" loext:opacity="100%" style:font-name="DejaVu Sans" fo:font-size="12pt" officeooo:rsid="00048ee9" officeooo:paragraph-rsid="00048ee9" style:font-size-asian="10.5pt" style:font-size-complex="12pt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a1467e" loext:opacity="100%" style:font-name="DejaVu Sans" fo:font-size="12pt" officeooo:rsid="00048ee9" officeooo:paragraph-rsid="00048ee9" style:font-size-asian="10.5pt" style:font-size-complex="12pt"/>
    </style:style>
    <style:style style:name="P2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a1467e" loext:opacity="100%" style:font-name="DejaVu Sans" fo:font-size="12pt" officeooo:rsid="00048ee9" officeooo:paragraph-rsid="0004db13" style:font-size-asian="10.5pt" style:font-size-complex="12pt"/>
    </style:style>
    <style:style style:name="P22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fo:color="#a1467e" loext:opacity="100%" style:font-name="DejaVu Sans" fo:font-size="12pt" officeooo:rsid="0004db13" officeooo:paragraph-rsid="0004db13" style:font-size-asian="10.5pt" style:font-size-complex="12pt"/>
    </style:style>
    <style:style style:name="P2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font-name="DejaVu Sans" fo:font-size="13pt" officeooo:rsid="0003f562" officeooo:paragraph-rsid="0003f562" style:font-size-asian="11.3500003814697pt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333333" loext:opacity="100%" style:font-name="DejaVu Sans" fo:font-size="11pt" officeooo:rsid="00048ee9" officeooo:paragraph-rsid="00048ee9" style:font-size-asian="11pt" style:font-size-complex="11pt"/>
    </style:style>
    <style:style style:name="P2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999999" loext:opacity="100%" style:font-name="DejaVu Sans" fo:font-size="13pt" officeooo:rsid="0003f562" officeooo:paragraph-rsid="0003f562" style:font-size-asian="11.3500003814697pt" style:font-size-complex="13pt"/>
    </style:style>
    <style:style style:name="T1" style:family="text">
      <style:text-properties style:font-name="Courier"/>
    </style:style>
    <style:style style:name="T2" style:family="text">
      <style:text-properties fo:color="#a1467e" loext:opacity="100%"/>
    </style:style>
    <style:style style:name="T3" style:family="text">
      <style:text-properties officeooo:rsid="0003f562"/>
    </style:style>
    <style:style style:name="T4" style:family="text">
      <style:text-properties officeooo:rsid="00048e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ocumentation – MyRPG’s game engine</text:p>
      <text:p text:style-name="P1"/>
      <text:p text:style-name="P7">Elements</text:p>
      <text:p text:style-name="P3"/>
      <text:p text:style-name="P3"/>
      <text:p text:style-name="P3">1 ) Rectangles</text:p>
      <text:p text:style-name="P3"/>
      <text:p text:style-name="P3"/>
      <text:p text:style-name="P8">get_rect(s_appdata *adata, char *id);</text:p>
      <text:p text:style-name="P8"/>
      <text:p text:style-name="P16">Returns the address of an “s_rect” structure (a rectangle shape).</text:p>
      <text:p text:style-name="P16"/>
      <text:p text:style-name="P16"/>
      <text:p text:style-name="P16"/>
      <text:p text:style-name="P8">delete_rect(s_appdata *adata, char *id);</text:p>
      <text:p text:style-name="P8"/>
      <text:p text:style-name="P16">Delete a rectangle with a specific id.</text:p>
      <text:p text:style-name="P16"><text:span text:style-name="T1"/></text:p>
      <text:p text:style-name="P16"/>
      <text:p text:style-name="P16"/>
      <text:p text:style-name="P8">add_rect(s_appdata *adata, char *id, int layer);</text:p>
      <text:p text:style-name="P8"/>
      <text:p text:style-name="P16">Create a rectangle with a specific id, on the specified layer.</text:p>
      <text:p text:style-name="P16"/>
      <text:p text:style-name="P16"/>
      <text:p text:style-name="P16"/>
      <text:p text:style-name="P8">resize_rect(s_appdata *adata, char *id, sfVector2f size);</text:p>
      <text:p text:style-name="P8"/>
      <text:p text:style-name="P16">Resize a rectangle.</text:p>
      <text:p text:style-name="P16"/>
      <text:p text:style-name="P16"/>
      <text:p text:style-name="P16"/>
      <text:p text:style-name="P8">move_rect(s_appdata *adata, char *id, sfVector2f pos);</text:p>
      <text:p text:style-name="P8"/>
      <text:p text:style-name="P16">Move a rectangle.</text:p>
      <text:p text:style-name="P16"/>
      <text:p text:style-name="P16"/>
      <text:p text:style-name="P16"/>
      <text:p text:style-name="P8">color_rect(s_appdata *adata, char *id, sfColor color);</text:p>
      <text:p text:style-name="P8"/>
      <text:p text:style-name="P16">Set a rectangle’s color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><text:soft-page-break/>set_rect_outline(s_appdata *adata, char *id, sfColor color, float thickness);</text:p>
      <text:p text:style-name="P8"/>
      <text:p text:style-name="P16">Set a rectangle’s outline color and thickness.</text:p>
      <text:p text:style-name="P16"/>
      <text:p text:style-name="P16"/>
      <text:p text:style-name="P16"/>
      <text:p text:style-name="P8">set_rect_origin(s_appdata *adata, char *id, sfVector2f origin);</text:p>
      <text:p text:style-name="P8"/>
      <text:p text:style-name="P16">Set a rectangle’s origin.</text:p>
      <text:p text:style-name="P16"/>
      <text:p text:style-name="P16"/>
      <text:p text:style-name="P16"/>
      <text:p text:style-name="P8">rotate_rect(s_appdata *adata, char *id, float angle);</text:p>
      <text:p text:style-name="P8"/>
      <text:p text:style-name="P16">Rotate a rectangle (angle is in degrees).</text:p>
      <text:p text:style-name="P16"/>
      <text:p text:style-name="P16"/>
      <text:p text:style-name="P16"/>
      <text:p text:style-name="P8">scale_rect(s_appdata *adata, char *id, sfVector2f factors);</text:p>
      <text:p text:style-name="P8"/>
      <text:p text:style-name="P16">Scale a rectangle (1.0f, 1.0f being the default size scale, 0.5f, 0.5f 50% of its original size etc).</text:p>
      <text:p text:style-name="P16"/>
      <text:p text:style-name="P16"/>
      <text:p text:style-name="P16"/>
      <text:p text:style-name="P8">sfVector2f get_rect_pos(s_appdata *adata, char *id);</text:p>
      <text:p text:style-name="P8"/>
      <text:p text:style-name="P16">Returns the position of a rectangle.</text:p>
      <text:p text:style-name="P16"/>
      <text:p text:style-name="P16"/>
      <text:p text:style-name="P16"/>
      <text:p text:style-name="P8">translate_rect(s_appdata *adata, char *id, sfVector2f pos_ch);</text:p>
      <text:p text:style-name="P8"/>
      <text:p text:style-name="P16">Move a rectangle depending on it’s current position. (if pos_ch is 25.0f, -35.0f, the rectangle will be moved to 25 pixels to the right and 35 pixels up).</text:p>
      <text:p text:style-name="P16"/>
      <text:p text:style-name="P16"/>
      <text:p text:style-name="P16"/>
      <text:p text:style-name="P8">sfColor get_rect_bg(s_appdata *adata, char *id);</text:p>
      <text:p text:style-name="P8"/>
      <text:p text:style-name="P16">Returns the color of a rectangle.</text:p>
      <text:p text:style-name="P16"/>
      <text:p text:style-name="P16"/>
      <text:p text:style-name="P16"/>
      <text:p text:style-name="P8">sfColor get_rect_out_color(s_appdata *adata, char *id);</text:p>
      <text:p text:style-name="P8"/>
      <text:p text:style-name="P16">Returns a rectangle’s outline color.</text:p>
      <text:p text:style-name="P16"/>
      <text:p text:style-name="P16"><text:soft-page-break/></text:p>
      <text:p text:style-name="P8">float get_rect_out_thickness(s_appdata *adata, char *id);</text:p>
      <text:p text:style-name="P8"/>
      <text:p text:style-name="P6"><text:span text:style-name="T2">Returns a rectangle’s outline thickness.</text:span></text:p>
      <text:p text:style-name="P6"/>
      <text:p text:style-name="P6"/>
      <text:p text:style-name="P6"/>
      <text:p text:style-name="P8">sfVector2f get_rect_origin(s_appdata *adata, char *id);</text:p>
      <text:p text:style-name="P8"/>
      <text:p text:style-name="P16">Returns a rectangle’s origin.</text:p>
      <text:p text:style-name="P16"/>
      <text:p text:style-name="P16"/>
      <text:p text:style-name="P16"/>
      <text:p text:style-name="P8">float get_rect_rotation(s_appdata *adata, char *id);</text:p>
      <text:p text:style-name="P8"/>
      <text:p text:style-name="P16">Returns a rectangle’s rotation angle.</text:p>
      <text:p text:style-name="P16"/>
      <text:p text:style-name="P16"/>
      <text:p text:style-name="P16"/>
      <text:p text:style-name="P8">sfVector2f get_rect_scale(s_appdata *adata, char *id);</text:p>
      <text:p text:style-name="P8"/>
      <text:p text:style-name="P16">Returns a rectangle’s scale factors.</text:p>
      <text:p text:style-name="P16"/>
      <text:p text:style-name="P16"/>
      <text:p text:style-name="P16"/>
      <text:p text:style-name="P8">get_rect_bounds(s_appdata *adata, char *id);</text:p>
      <text:p text:style-name="P8"/>
      <text:p text:style-name="P16">Returns the bounds (left/top position and width/height size) of a rectangle relative to its actual state (meaning it takes scale, rotation into account).</text:p>
      <text:p text:style-name="P16"/>
      <text:p text:style-name="P16"/>
      <text:p text:style-name="P16"/>
      <text:p text:style-name="P8">set_rect_rtex(s_appdata *adata, char *id, char *rtex_id);</text:p>
      <text:p text:style-name="P8"/>
      <text:p text:style-name="P16">Set a rectangle’s target render texture.</text:p>
      <text:p text:style-name="P16"/>
      <text:p text:style-name="P16"/>
      <text:p text:style-name="P16"/>
      <text:p text:style-name="P12">set_rect_active(s_appdata *adata, char *id, sfUint8 active);</text:p>
      <text:p text:style-name="P8"/>
      <text:p text:style-name="P17">Set whether or not a rectangle is active (a non-active rectangle will not have any events bounded to it as long as it’s disabled and will not be rendered).</text:p>
      <text:p text:style-name="P17"/>
      <text:p text:style-name="P17"/>
      <text:p text:style-name="P17"/>
      <text:p text:style-name="P12">sfUint8 get_rect_active(s_appdata *adata, char *id);</text:p>
      <text:p text:style-name="P9"/>
      <text:p text:style-name="P17">Returns whether or not a rectangle is active.</text:p>
      <text:p text:style-name="P18"/>
      <text:p text:style-name="P18"/>
      <text:p text:style-name="P18"><text:soft-page-break/></text:p>
      <text:p text:style-name="P23">That’s it for rectangles, for the remaining <text:span text:style-name="T4">elements</text:span>, only functions not listed above (or functions that work differently for a particular shape) will be explained as they are most of the time identical. </text:p>
      <text:p text:style-name="P25">(ex : set_rect_origin =&gt; set_circle_origin).</text:p>
      <text:p text:style-name="P25"/>
      <text:p text:style-name="P4"><text:span text:style-name="T3">2</text:span> ) <text:span text:style-name="T3">Circles</text:span></text:p>
      <text:p text:style-name="P4"/>
      <text:p text:style-name="P4"/>
      <text:p text:style-name="P13">resize_circle(s_appdata *adata, char *id, float radius);</text:p>
      <text:p text:style-name="P9"/>
      <text:p text:style-name="P19">Resize a circle to the given radius.</text:p>
      <text:p text:style-name="P19"/>
      <text:p text:style-name="P19"/>
      <text:p text:style-name="P19"/>
      <text:p text:style-name="P13">float get_circle_radius(s_appdata *adata, char *id);</text:p>
      <text:p text:style-name="P10"/>
      <text:p text:style-name="P19">Returns a circle’s radius.</text:p>
      <text:p text:style-name="P19"/>
      <text:p text:style-name="P19"/>
      <text:p text:style-name="P5"><text:span text:style-name="T3">2</text:span> ) <text:span text:style-name="T4">Text</text:span></text:p>
      <text:p text:style-name="P5"/>
      <text:p text:style-name="P5"/>
      <text:p text:style-name="P13">set_text_font(s_appdata *adata, char *id, sfFont *font);</text:p>
      <text:p text:style-name="P10"/>
      <text:p text:style-name="P19">Set a text’s font (fonts are loaded with the “fonts.myrpg” file and be retrieved via the get_font function).</text:p>
      <text:p text:style-name="P19"/>
      <text:p text:style-name="P19"/>
      <text:p text:style-name="P19"/>
      <text:p text:style-name="P13">edit_text(s_appdata *adata, char *id, char *str);</text:p>
      <text:p text:style-name="P10"/>
      <text:p text:style-name="P19">Edit a text’s string.</text:p>
      <text:p text:style-name="P19"/>
      <text:p text:style-name="P19"/>
      <text:p text:style-name="P19"/>
      <text:p text:style-name="P13">const char *get_text_str(s_appdata *adata, char *id);</text:p>
      <text:p text:style-name="P10"/>
      <text:p text:style-name="P19">Returns a text’s string.</text:p>
      <text:p text:style-name="P19"/>
      <text:p text:style-name="P19"/>
      <text:p text:style-name="P19"/>
      <text:p text:style-name="P13">const sfFont *get_text_font(s_appdata *adata, char *id);</text:p>
      <text:p text:style-name="P10"/>
      <text:p text:style-name="P19">Returns a text’s font.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5"><text:span text:style-name="T3">2</text:span> ) <text:span text:style-name="T4">Vertexes</text:span></text:p>
      <text:p text:style-name="P5"/>
      <text:p text:style-name="P24">Note : a vertex is an array, most functions attached to it will require an index so it can target a specific vertex (unless the function’s name contains “all”).</text:p>
      <text:p text:style-name="P5"/>
      <text:p text:style-name="P13">resize_vertex(s_appdata *adata, char *id, int vertex_count);</text:p>
      <text:p text:style-name="P10"/>
      <text:p text:style-name="P19">Set how many vertexes a vertex array contains. (a triangle for example will need 3 vertexes for each of its corners).</text:p>
      <text:p text:style-name="P19"/>
      <text:p text:style-name="P19"/>
      <text:p text:style-name="P19"/>
      <text:p text:style-name="P13">set_vertex_type(s_appdata *adata, char *id, sfPrimitiveType type);</text:p>
      <text:p text:style-name="P10"/>
      <text:p text:style-name="P19">Set the type of a vertex array (sfTriangle, sfQuads, sfLinesStrip etc).</text:p>
      <text:p text:style-name="P19"/>
      <text:p text:style-name="P19"/>
      <text:p text:style-name="P19"/>
      <text:p text:style-name="P15">int get_vertex_size(s_appdata *adata, char *id);</text:p>
      <text:p text:style-name="P10"/>
      <text:p text:style-name="P22">Returns a vertex array’s vertex count.</text:p>
      <text:p text:style-name="P22"/>
      <text:p text:style-name="P22"/>
      <text:p text:style-name="P22"/>
      <text:p text:style-name="P15">clear_vertex(s_appdata *adata, char *id);</text:p>
      <text:p text:style-name="P11"/>
      <text:p text:style-name="P22">Reset a vertex array’s vertexes (resize it to 0 and free its vertexes allocated memory)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7:39:36.944729198</meta:creation-date>
    <dc:date>2023-03-26T18:15:19.243362535</dc:date>
    <meta:editing-duration>PT6M2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73" meta:word-count="558" meta:character-count="4006" meta:non-whitespace-character-count="3519"/>
  </office:meta>
</office:document-meta>
</file>